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" fo:font-size="13pt" officeooo:rsid="004eacde" officeooo:paragraph-rsid="004eacde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60f9f9" style:font-name-asian="Times New Roman2" style:font-size-asian="12pt" style:font-name-complex="Times New Roman2" style:font-size-complex="12pt"/>
    </style:style>
    <style:style style:name="P57" style:family="paragraph" style:parent-style-name="Standard">
      <style:text-properties style:font-name="Liberation Serif" fo:font-size="12pt" style:font-size-asian="12pt" style:font-size-complex="12pt"/>
    </style:style>
    <style:style style:name="P58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0" style:family="text">
      <style:text-properties officeooo:rsid="00a86cf4"/>
    </style:style>
    <style:style style:name="T61" style:family="text">
      <style:text-properties officeooo:rsid="00a94336"/>
    </style:style>
    <style:style style:name="T62" style:family="text">
      <style:text-properties officeooo:rsid="00aaa0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Benjamin Toll</text:p>
      <text:p text:style-name="P15"><text:a xlink:type="simple" xlink:href="mailto:benjam72@yahoo.com" text:style-name="ListLabel_20_73" text:visited-style-name="ListLabel_20_73"><text:span text:style-name="T1">benjam72@yahoo.com</text:span></text:a></text:p>
      <text:p text:style-name="P15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6"><text:a xlink:type="simple" xlink:href="https://github.com/btoll" text:style-name="Internet_20_link" text:visited-style-name="Visited_20_Internet_20_Link"><text:span text:style-name="T7">https://github.com/btoll</text:span></text:a></text:p>
      <text:p text:style-name="P16"/>
      <text:p text:style-name="P48">SUMMARY</text:p>
      <text:p text:style-name="P41"/>
      <text:p text:style-name="P43">I am a lifelong learner who is not afraid to dig in and understand the foundational technology underpinning a tool, an operating system or a packet-switched network.</text:p>
      <text:p text:style-name="Standard"/>
      <text:p text:style-name="P57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7"/>
      <text:p text:style-name="P57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7">I have experience designing and building CI/CD pipelines using a variety of tools.</text:p>
      <text:p text:style-name="P57"/>
      <text:p text:style-name="P57">My current interests are containerization and virtualization and their security implications, <text:span text:style-name="T47">as well as cybersecurity. <text:s/>To that end, I regularly do CTF and bug bounty challenges.</text:span></text:p>
      <text:p text:style-name="P57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1"/>
      <text:p text:style-name="P44"/>
      <text:p text:style-name="P47">LANGUAGES</text:p>
      <text:p text:style-name="P45"/>
      <text:p text:style-name="P50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7"/>
      <text:p text:style-name="P18"/>
      <text:p text:style-name="P4">E<text:span text:style-name="T61">XPERIENCE</text:span></text:p>
      <text:p text:style-name="P36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7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2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3"/>
      <text:p text:style-name="P54">Focused on:</text:p>
      <text:p text:style-name="P54"/>
      <text:p text:style-name="P54"><text:soft-page-break/>- <text:span text:style-name="T39">D</text:span><text:span text:style-name="T40">evelop</text:span>ing and maintaining<text:span text:style-name="T40"> tooling.</text:span></text:p>
      <text:p text:style-name="P54">- Container security.</text:p>
      <text:p text:style-name="P55"/>
      <text:p text:style-name="P55">Use Go, Python and Ruby everyday.</text:p>
      <text:p text:style-name="P46"/>
      <text:p text:style-name="P46"/>
      <text:p text:style-name="P34">Consultant, <text:span text:style-name="T29">Software Engineer and DevOps</text:span><text:tab/>Princeton, MA</text:p>
      <text:p text:style-name="P38">January 201<text:span text:style-name="T13">6</text:span> – Present</text:p>
      <text:p text:style-name="P49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2"/>
      <text:p text:style-name="P56"><text:span text:style-name="T26">Deliver push button solutions that </text:span><text:span text:style-name="T27">save clients countless hours every week.</text:span></text:p>
      <text:list xml:id="list2974879387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5">Algorand, </text:span><text:span text:style-name="T41">Senior </text:span><text:span text:style-name="T15">DevOps Engineer</text:span><text:tab/><text:span text:style-name="T14">Boston</text:span>, MA</text:p>
      <text:p text:style-name="P39"><text:span text:style-name="T30">November 2019</text:span> – <text:span text:style-name="T14">February 2021</text:span></text:p>
      <text:p text:style-name="P40">Responsible for package builds as well as maintaining in-house tools and<text:span text:style-name="T16"> Kubernetes build cluster</text:span></text:p>
      <text:p text:style-name="P40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0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0"><text:span text:style-name="T45">- Wr</text:span><text:span text:style-name="T42">o</text:span><text:span text:style-name="T45">te tests and documentation</text:span></text:p>
      <text:list xml:id="list4536613397562" text:continue-numbering="true" text:style-name="WWNum4">
        <text:list-header>
          <text:p text:style-name="P61"/>
        </text:list-header>
      </text:list>
      <text:p text:style-name="P28">Sencha Inc, <text:span text:style-name="T31">Frameworks Engineer</text:span><text:tab/><text:tab/>Redwood City, CA</text:p>
      <text:p text:style-name="P32">May 2013 - December 2015</text:p>
      <text:p text:style-name="P6">Worked on the Ext framework as part of a remote team. <text:s/>My primary role was that of enhanced engineering.</text:p>
      <text:list xml:id="list2322917881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2215210436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851087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0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1">Volunteered personal time to assist and mentor.</text:p>
      <text:p text:style-name="P27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2642768647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8">GoDaddy, <text:span text:style-name="T31">Web Developer</text:span><text:tab/><text:tab/>Phoenix, AZ</text:p>
      <text:p text:style-name="P32">January 2009 - November 2009</text:p>
      <text:p text:style-name="P31">Worked on the ecommerce team as the sole frontend developer.</text:p>
      <text:p text:style-name="P27"/>
      <text:p text:style-name="P29">E<text:span text:style-name="T61">DUCATION</text:span></text:p>
      <text:p text:style-name="P33"><text:span text:style-name="T5">University of New Mexico</text:span><text:span text:style-name="T33">, </text:span><text:span text:style-name="T5">BA, History, 1996 - 1999</text:span></text:p>
      <text:list xml:id="list2898201454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19"/>
      <text:p text:style-name="P19"/>
      <text:p text:style-name="P19"/>
      <text:p text:style-name="P19"/>
      <text:p text:style-name="P9"><text:soft-page-break/>C<text:span text:style-name="T61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5">ARTICLES</text:p>
      <text:p text:style-name="P21"/>
      <text:p text:style-name="P22">Containers and Container Technologies</text:p>
      <text:p text:style-name="P20"/>
      <text:list xml:id="list1802033396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58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59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59">On Escaping a Chroot</text:span></text:a></text:p>
        </text:list-item>
      </text:list>
      <text:p text:style-name="P13"/>
      <text:p text:style-name="P23">Container-<text:span text:style-name="T62">R</text:span><text:span text:style-name="T60">elated</text:span> and <text:span text:style-name="T60">Virtualization</text:span></text:p>
      <text:p text:style-name="P14"/>
      <text:list xml:id="list3180599277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59"/>
      <text:p text:style-name="P24">Packaging</text:p>
      <text:p text:style-name="P24"/>
      <text:list xml:id="list3139948920" text:style-name="L3">
        <text:list-item>
          <text:p text:style-name="P77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00:45:35.890777768</dc:date>
    <meta:editing-duration>PT13H44M</meta:editing-duration>
    <meta:editing-cycles>139</meta:editing-cycles>
    <meta:generator>LibreOffice/7.0.4.2$Linux_X86_64 LibreOffice_project/00$Build-2</meta:generator>
    <meta:document-statistic meta:table-count="0" meta:image-count="0" meta:object-count="0" meta:page-count="4" meta:paragraph-count="94" meta:word-count="985" meta:character-count="5988" meta:non-whitespace-character-count="5108"/>
  </office:meta>
</office:document-meta>
</file>